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dísticas_Solicitudes_Cart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Solicitadas</text:p>
          </table:table-cell>
          <table:table-cell office:value-type="string" table:style-name="ce1">
            <text:p>Emitidas</text:p>
          </table:table-cell>
          <table:table-cell office:value-type="string" table:style-name="ce1">
            <text:p>Entregadas</text:p>
          </table:table-cell>
          <table:table-cell office:value-type="string" table:style-name="ce1">
            <text:p>A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Juan Pablo De Mola</meta:initial-creator>
    <dc:creator>Juan De Mola</dc:creator>
    <meta:creation-date>2023-10-16T15:34:52Z</meta:creation-date>
    <dc:date>2023-10-16T15:35:24Z</dc:date>
  </office:meta>
</office:document-meta>
</file>